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Droid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333333" style:font-name="Droid Sans" fo:font-size="10.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333" style:font-name="Droid Sans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Droid Sans" fo:font-size="10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333333" style:font-name="Droid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5" style:family="text">
      <style:text-properties fo:font-variant="normal" fo:text-transform="none" fo:color="#00b6f9" style:text-line-through-style="none" style:text-line-through-type="none" style:font-name="Droid Sans" fo:font-size="10.5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ff0000" style:font-name="Droid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7" style:family="text">
      <style:text-properties fo:font-variant="normal" fo:text-transform="none" fo:color="#0000ff" style:font-name="Droid Sans" fo:font-size="10.5pt" fo:letter-spacing="normal" fo:font-style="italic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aui_3_4_0_1_2570"/><text:span text:style-name="Strong_20_Emphasis"><text:span text:style-name="T1">BIBLIOGRAPHY</text:span></text:span></text:p>
      <text:p text:style-name="P1"><text:span text:style-name="Strong_20_Emphasis"><text:span text:style-name="T1"/></text:span></text:p>
      <text:p text:style-name="P2">Introductory material (good also for starters)</text:p>
      <text:p text:style-name="P3"><text:span text:style-name="T2">Stansley Lippmann et al, C++ Primer (5th Ed) </text:span><text:a xlink:type="simple" xlink:href="https://www.amazon.com/Primer-5th-Stanley-B-Lippman/dp/0321714113" text:style-name="Internet_20_link" text:visited-style-name="Visited_20_Internet_20_Link"><text:span text:style-name="T5">https://www.amazon.com/Primer-5th-Stanley-B-Lippman/dp/0321714113</text:span></text:a><text:span text:style-name="T2"> An excellent and complete introductory book, with also deteils on some adv</text:span><text:span text:style-name="T3">anced features and techniques.</text:span></text:p>
      <text:p text:style-name="P3"><text:span text:style-name="T2">Joe Pitt-Fancis et al. Giude to Scientific Computing in C++.   </text:span><text:a xlink:type="simple" xlink:href="https://link.springer.com/book/10.1007/978-1-4471-2736-9" text:style-name="Internet_20_link" text:visited-style-name="Visited_20_Internet_20_Link"><text:span text:style-name="T5">https://link.springer.com/book/10.1007/978-1-4471-2736-9</text:span></text:a><text:span text:style-name="T2"> </text:span><text:span text:style-name="T4"> </text:span><text:span text:style-name="T6">freely downloadable for PoliMI students</text:span><text:span text:style-name="T2"> (see note below). A nice introductory book with a focus on scientific programming.</text:span></text:p>
      <text:p text:style-name="P3"><text:span text:style-name="T2"/></text:p>
      <text:p text:style-name="P2">More advanced books</text:p>
      <text:p text:style-name="P3"><text:span text:style-name="T2">Peter Gottschling. Discovering Modern C++, An intensive course for scientists, Engineers, and Programmers. </text:span><text:a xlink:type="simple" xlink:href="https://www.goodreads.com/book/show/26261055-discovering-modern-c" text:style-name="Internet_20_link" text:visited-style-name="Visited_20_Internet_20_Link"><text:span text:style-name="T5">https://www.goodreads.com/book/show/26261055-discovering-modern-c</text:span></text:a><text:span text:style-name="T2">. An excellent book from the developer of the </text:span><text:a xlink:type="simple" xlink:href="http://www.simunova.com/de/mtl4/" text:style-name="Internet_20_link" text:visited-style-name="Visited_20_Internet_20_Link"><text:span text:style-name="T5">MTL4 library </text:span></text:a><text:span text:style-name="T2">. It contains quite advanced stuff. Not much for beginners, but it has a quick introduction to the language as well.</text:span></text:p>
      <text:p text:style-name="P3"><text:span text:style-name="T2"/></text:p>
      <text:p text:style-name="P3"><text:span text:style-name="T2"/></text:p>
      <text:p text:style-name="P3"><text:span text:style-name="Emphasis"><text:span text:style-name="T7">NOTE: </text:span></text:span><text:span text:style-name="T2">If you are not connected to the PoliMI network you should use a proxy to be able to download the book. </text:span><text:a xlink:type="simple" xlink:href="https://www.asict.polimi.it/rete/proxy/configurazione.html" text:style-name="Internet_20_link" text:visited-style-name="Visited_20_Internet_20_Link"><text:span text:style-name="T5">Here the instructions for setting the proxy</text:span></text:a><text:span text:style-name="T2"> (you need to be registered as student or teacher of Politecnico, of course). 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Formaggia</meta:initial-creator>
    <meta:creation-date>2020-03-05T12:52:18.985010241</meta:creation-date>
    <dc:date>2020-03-05T12:53:20.960441826</dc:date>
    <dc:creator>Luca Formaggia</dc:creator>
    <meta:editing-duration>PT1M2S</meta:editing-duration>
    <meta:editing-cycles>1</meta:editing-cycles>
    <meta:document-statistic meta:table-count="0" meta:image-count="0" meta:object-count="0" meta:page-count="1" meta:paragraph-count="7" meta:word-count="150" meta:character-count="1112" meta:non-whitespace-character-count="965"/>
    <meta:generator>LibreOffice/6.1.3.2$Linux_X86_64 LibreOffice_project/10$Build-2</meta:generator>
  </office:meta>
</office:document-meta>
</file>